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top="0.1in" fo:margin-bottom="0.1in" style:line-height-at-least="0.25in" fo:background-color="#FFFFFF"/>
      <style:text-properties fo:color="#000000"/>
    </style:style>
    <style:style style:name="P5" style:parent-style-name="Standard" style:family="paragraph">
      <style:paragraph-properties fo:margin-top="0.1in" fo:margin-bottom="0.1in" style:line-height-at-least="0.25in" fo:background-color="#FFFFFF"/>
      <style:text-properties fo:color="#000000"/>
    </style:style>
    <style:style style:name="P6" style:parent-style-name="Standard" style:family="paragraph">
      <style:paragraph-properties fo:margin-top="0.1in" fo:margin-bottom="0.1in" style:line-height-at-least="0.25in" fo:background-color="#FFFFFF"/>
      <style:text-properties fo:color="#000000"/>
    </style:style>
    <style:style style:name="P7" style:parent-style-name="Standard" style:family="paragraph">
      <style:paragraph-properties fo:margin-top="0.1in" fo:margin-bottom="0.1in" style:line-height-at-least="0.25in" fo:background-color="#FFFFFF"/>
      <style:text-properties fo:color="#000000"/>
    </style:style>
    <style:style style:name="P8" style:parent-style-name="Standard" style:family="paragraph">
      <style:paragraph-properties fo:margin-top="0.1in" fo:margin-bottom="0.1in" style:line-height-at-least="0.25in" fo:background-color="#FFFFFF"/>
      <style:text-properties fo:color="#000000"/>
    </style:style>
    <style:style style:name="P9" style:parent-style-name="Standard" style:family="paragraph">
      <style:paragraph-properties fo:margin-top="0.1in" fo:margin-bottom="0.1in" style:line-height-at-least="0.25in" fo:background-color="#FFFFFF"/>
      <style:text-properties fo:color="#000000"/>
    </style:style>
    <style:style style:name="P10" style:parent-style-name="Standard" style:family="paragraph">
      <style:paragraph-properties fo:margin-top="0.1in" fo:margin-bottom="0.1in" style:line-height-at-least="0.25in" fo:background-color="#FFFFFF"/>
      <style:text-properties fo:color="#000000"/>
    </style:style>
    <style:style style:name="P11" style:parent-style-name="Standard" style:family="paragraph">
      <style:paragraph-properties fo:margin-top="0.1in" fo:margin-bottom="0.1in" style:line-height-at-least="0.25in" fo:background-color="#FFFFFF"/>
      <style:text-properties fo:color="#000000"/>
    </style:style>
    <style:style style:name="P12" style:parent-style-name="Standard" style:family="paragraph">
      <style:paragraph-properties fo:margin-top="0.1in" fo:margin-bottom="0.1in" style:line-height-at-least="0.25in" fo:background-color="#FFFFFF"/>
      <style:text-properties fo:color="#000000"/>
    </style:style>
    <style:style style:name="P13" style:parent-style-name="Standard" style:family="paragraph">
      <style:paragraph-properties fo:margin-top="0.1in" fo:margin-bottom="0.1in" style:line-height-at-least="0.25in" fo:background-color="#FFFFFF"/>
      <style:text-properties fo:color="#000000"/>
    </style:style>
    <style:style style:name="P14" style:parent-style-name="Standard" style:family="paragraph">
      <style:paragraph-properties fo:margin-top="0.1in" fo:margin-bottom="0.1in" style:line-height-at-least="0.25in" fo:background-color="#FFFFFF"/>
      <style:text-properties style:font-name="Arial" style:font-name-complex="Arial" fo:color="#000000" fo:font-size="10pt" style:font-size-asian="10pt" style:font-size-complex="10pt"/>
    </style:style>
    <style:style style:name="P15" style:parent-style-name="Standard" style:family="paragraph">
      <style:paragraph-properties fo:margin-top="0.0194in" fo:margin-bottom="0.0194in" style:line-height-at-least="0.25in" fo:background-color="#FFFFFF"/>
    </style:style>
    <style:style style:name="T16" style:parent-style-name="Fuentedepárrafopredeter." style:family="text">
      <style:text-properties fo:color="#000000"/>
    </style:style>
    <style:style style:name="T17" style:parent-style-name="Fuentedepárrafopredeter." style:family="text">
      <style:text-properties fo:color="#000000"/>
    </style:style>
    <style:style style:name="T18" style:parent-style-name="Fuentedepárrafopredeter." style:family="text">
      <style:text-properties fo:color="#000000"/>
    </style:style>
    <style:style style:name="T19" style:parent-style-name="Fuentedepárrafopredeter." style:family="text">
      <style:text-properties fo:color="#000000"/>
    </style:style>
    <style:style style:name="T20" style:parent-style-name="Fuentedepárrafopredeter." style:family="text">
      <style:text-properties fo:color="#000000"/>
    </style:style>
    <style:style style:name="T21" style:parent-style-name="Fuentedepárrafopredeter." style:family="text">
      <style:text-properties fo:color="#000000"/>
    </style:style>
    <style:style style:name="T22" style:parent-style-name="Fuentedepárrafopredeter." style:family="text">
      <style:text-properties fo:color="#000000"/>
    </style:style>
    <style:style style:name="T23" style:parent-style-name="Fuentedepárrafopredeter." style:family="text">
      <style:text-properties fo:color="#000000"/>
    </style:style>
    <style:style style:name="T24" style:parent-style-name="Fuentedepárrafopredeter." style:family="text">
      <style:text-properties fo:color="#000000"/>
    </style:style>
    <style:style style:name="T25" style:parent-style-name="Fuentedepárrafopredeter." style:family="text">
      <style:text-properties fo:color="#000000"/>
    </style:style>
    <style:style style:name="T26" style:parent-style-name="Fuentedepárrafopredeter." style:family="text">
      <style:text-properties fo:color="#000000"/>
    </style:style>
    <style:style style:name="T27" style:parent-style-name="Fuentedepárrafopredeter." style:family="text">
      <style:text-properties fo:color="#000000"/>
    </style:style>
    <style:style style:name="T28" style:parent-style-name="Fuentedepárrafopredeter." style:family="text">
      <style:text-properties fo:color="#000000"/>
    </style:style>
    <style:style style:name="T29" style:parent-style-name="Fuentedepárrafopredeter." style:family="text">
      <style:text-properties fo:color="#000000"/>
    </style:style>
    <style:style style:name="T30" style:parent-style-name="Fuentedepárrafopredeter." style:family="text">
      <style:text-properties fo:color="#000000"/>
    </style:style>
    <style:style style:name="T31" style:parent-style-name="Fuentedepárrafopredeter." style:family="text">
      <style:text-properties style:font-name="Wingdings" style:font-name-asian="Wingdings" style:font-name-complex="Wingdings" fo:color="#000000"/>
    </style:style>
    <style:style style:name="T32" style:parent-style-name="Fuentedepárrafopredeter." style:family="text">
      <style:text-properties fo:color="#000000"/>
    </style:style>
    <style:style style:name="T33" style:parent-style-name="Fuentedepárrafopredeter." style:family="text">
      <style:text-properties fo:color="#000000"/>
    </style:style>
    <style:style style:name="P34" style:parent-style-name="Standard" style:family="paragraph">
      <style:paragraph-properties fo:margin-top="0.0194in" fo:margin-bottom="0.0194in" style:line-height-at-least="0.25in" fo:background-color="#FFFFFF"/>
    </style:style>
    <style:style style:name="T35" style:parent-style-name="Fuentedepárrafopredeter." style:family="text">
      <style:text-properties fo:color="#000000"/>
    </style:style>
    <style:style style:name="T36" style:parent-style-name="Fuentedepárrafopredeter." style:family="text">
      <style:text-properties style:font-name="Wingdings" style:font-name-asian="Wingdings" style:font-name-complex="Wingdings" fo:color="#000000"/>
    </style:style>
    <style:style style:name="T37" style:parent-style-name="Fuentedepárrafopredeter." style:family="text">
      <style:text-properties fo:color="#000000"/>
    </style:style>
    <style:style style:name="T38" style:parent-style-name="Fuentedepárrafopredeter." style:family="text">
      <style:text-properties style:font-name="Wingdings" style:font-name-asian="Wingdings" style:font-name-complex="Wingdings" fo:color="#000000"/>
    </style:style>
    <style:style style:name="T39" style:parent-style-name="Fuentedepárrafopredeter." style:family="text">
      <style:text-properties fo:color="#000000"/>
    </style:style>
    <style:style style:name="P40" style:parent-style-name="Standard" style:family="paragraph">
      <style:paragraph-properties fo:margin-top="0.0194in" fo:margin-bottom="0.0194in" style:line-height-at-least="0.25in" fo:background-color="#FFFFFF"/>
      <style:text-properties fo:color="#000000"/>
    </style:style>
    <style:style style:name="P41" style:parent-style-name="Standard" style:family="paragraph">
      <style:paragraph-properties fo:margin-top="0.1in" fo:margin-bottom="0.1in" style:line-height-at-least="0.25in" fo:background-color="#FFFFFF"/>
      <style:text-properties fo:color="#000000"/>
    </style:style>
    <style:style style:name="P42" style:parent-style-name="Standard" style:family="paragraph">
      <style:paragraph-properties fo:margin-top="0.1in" fo:margin-bottom="0.1in" style:line-height-at-least="0.25in" fo:background-color="#FFFFFF"/>
      <style:text-properties fo:color="#000000"/>
    </style:style>
    <style:style style:name="P43" style:parent-style-name="Standard" style:family="paragraph">
      <style:paragraph-properties fo:margin-top="0.1in" fo:margin-bottom="0.1in" style:line-height-at-least="0.25in" fo:background-color="#FFFFFF"/>
      <style:text-properties fo:color="#000000"/>
    </style:style>
    <style:style style:name="P44" style:parent-style-name="Standard" style:family="paragraph">
      <style:paragraph-properties fo:margin-top="0.1in" fo:margin-bottom="0.1in" style:line-height-at-least="0.25in" fo:background-color="#FFFFFF"/>
      <style:text-properties fo:color="#000000"/>
    </style:style>
    <style:style style:name="P45" style:parent-style-name="Standard" style:family="paragraph">
      <style:paragraph-properties fo:margin-top="0.1in" fo:margin-bottom="0.1in" style:line-height-at-least="0.25in" fo:background-color="#FFFFFF"/>
      <style:text-properties fo:color="#000000"/>
    </style:style>
    <style:style style:name="P46" style:parent-style-name="Standard" style:family="paragraph">
      <style:paragraph-properties fo:margin-top="0.1in" fo:margin-bottom="0.1in" style:line-height-at-least="0.25in" fo:background-color="#FFFFFF"/>
      <style:text-properties fo:color="#000000"/>
    </style:style>
    <style:style style:name="P47" style:parent-style-name="Standard" style:family="paragraph">
      <style:paragraph-properties fo:margin-top="0.1in" fo:margin-bottom="0.1in" style:line-height-at-least="0.25in" fo:background-color="#FFFFFF"/>
      <style:text-properties fo:color="#000000"/>
    </style:style>
    <style:style style:name="P48" style:parent-style-name="Standard" style:family="paragraph">
      <style:paragraph-properties fo:margin-top="0.1in" fo:margin-bottom="0.1in" style:line-height-at-least="0.25in" fo:background-color="#FFFFFF"/>
      <style:text-properties fo:color="#000000"/>
    </style:style>
    <style:style style:name="P49" style:parent-style-name="Standard" style:family="paragraph">
      <style:paragraph-properties fo:margin-top="0.1in" fo:margin-bottom="0.1in" style:line-height-at-least="0.25in" fo:background-color="#FFFFFF"/>
      <style:text-properties fo:color="#000000"/>
    </style:style>
    <style:style style:name="P50" style:parent-style-name="Standard" style:family="paragraph">
      <style:paragraph-properties fo:margin-top="0.1in" fo:margin-bottom="0.1in" style:line-height-at-least="0.25in" fo:background-color="#FFFFFF"/>
      <style:text-properties fo:color="#000000"/>
    </style:style>
    <style:style style:name="P51" style:parent-style-name="Standard" style:family="paragraph">
      <style:paragraph-properties fo:margin-top="0.1in" fo:margin-bottom="0.1in" style:line-height-at-least="0.25in" fo:background-color="#FFFFFF"/>
      <style:text-properties fo:color="#000000"/>
    </style:style>
    <style:style style:name="P52" style:parent-style-name="Standard" style:family="paragraph">
      <style:paragraph-properties fo:margin-top="0.1in" fo:margin-bottom="0.1in" style:line-height-at-least="0.25in" fo:background-color="#FFFFFF"/>
      <style:text-properties fo:color="#000000"/>
    </style:style>
    <style:style style:name="P53" style:parent-style-name="Standard" style:family="paragraph">
      <style:paragraph-properties fo:margin-top="0.0194in" fo:margin-bottom="0.0194in" style:line-height-at-least="0.25in" fo:background-color="#FFFFFF"/>
      <style:text-properties fo:color="#000000"/>
    </style:style>
    <style:style style:name="P54" style:parent-style-name="Standard" style:family="paragraph">
      <style:paragraph-properties fo:margin-top="0.0194in" fo:margin-bottom="0.0194in" style:line-height-at-least="0.25in" fo:background-color="#FFFFFF"/>
      <style:text-properties fo:color="#000000"/>
    </style:style>
    <style:style style:name="P55" style:parent-style-name="Standard" style:family="paragraph">
      <style:paragraph-properties fo:margin-top="0.1in" fo:margin-bottom="0.1in" style:line-height-at-least="0.25in" fo:background-color="#FFFFFF"/>
      <style:text-properties fo:color="#000000"/>
    </style:style>
    <style:style style:name="P56" style:parent-style-name="Standard" style:family="paragraph">
      <style:paragraph-properties fo:margin-top="0.1in" fo:margin-bottom="0.1in" style:line-height-at-least="0.25in" fo:background-color="#FFFFFF"/>
      <style:text-properties fo:color="#000000"/>
    </style:style>
    <style:style style:name="P57" style:parent-style-name="Standard" style:family="paragraph">
      <style:paragraph-properties fo:margin-top="0.1in" fo:margin-bottom="0.1in" style:line-height-at-least="0.25in" fo:background-color="#FFFFFF"/>
      <style:text-properties fo:color="#000000"/>
    </style:style>
    <style:style style:name="P58" style:parent-style-name="Standard" style:family="paragraph">
      <style:paragraph-properties fo:margin-top="0.1in" fo:margin-bottom="0.1in" style:line-height-at-least="0.25in" fo:background-color="#FFFFFF"/>
      <style:text-properties fo:color="#000000"/>
    </style:style>
    <style:style style:name="P59" style:parent-style-name="Standard" style:family="paragraph">
      <style:paragraph-properties fo:margin-top="0.1in" fo:margin-bottom="0.1in" style:line-height-at-least="0.25in" fo:background-color="#FFFFFF"/>
      <style:text-properties fo:color="#000000"/>
    </style:style>
    <style:style style:name="P60" style:parent-style-name="Standard" style:family="paragraph">
      <style:paragraph-properties fo:margin-top="0.1in" fo:margin-bottom="0.1in" style:line-height-at-least="0.25in" fo:background-color="#FFFFFF"/>
      <style:text-properties fo:color="#000000"/>
    </style:style>
    <style:style style:name="P61" style:parent-style-name="Standard" style:family="paragraph">
      <style:paragraph-properties fo:margin-top="0.1in" fo:margin-bottom="0.1in" style:line-height-at-least="0.25in" fo:background-color="#FFFFFF"/>
      <style:text-properties fo:color="#000000"/>
    </style:style>
    <style:style style:name="P62" style:parent-style-name="Standard" style:family="paragraph">
      <style:paragraph-properties fo:margin-top="0.1in" fo:margin-bottom="0.1in" style:line-height-at-least="0.25in" fo:background-color="#FFFFFF"/>
      <style:text-properties fo:color="#000000"/>
    </style:style>
    <style:style style:name="P63" style:parent-style-name="Standard" style:family="paragraph">
      <style:paragraph-properties fo:margin-top="0.1in" fo:margin-bottom="0.1in" style:line-height-at-least="0.25in" fo:background-color="#FFFFFF"/>
      <style:text-properties fo:color="#000000"/>
    </style:style>
    <style:style style:name="P64" style:parent-style-name="Standard" style:family="paragraph">
      <style:paragraph-properties fo:margin-top="0.1in" fo:margin-bottom="0.1in" style:line-height-at-least="0.25in" fo:background-color="#FFFFFF"/>
      <style:text-properties fo:color="#000000"/>
    </style:style>
    <style:style style:name="P65" style:parent-style-name="Standard" style:family="paragraph">
      <style:paragraph-properties fo:margin-top="0.1in" fo:margin-bottom="0.1in" style:line-height-at-least="0.25in" fo:background-color="#FFFFFF"/>
      <style:text-properties fo:color="#000000"/>
    </style:style>
    <style:style style:name="P66" style:parent-style-name="Standard" style:family="paragraph">
      <style:paragraph-properties fo:margin-top="0.0194in" fo:margin-bottom="0.0194in" style:line-height-at-least="0.25in" fo:background-color="#FFFFFF"/>
      <style:text-properties fo:color="#000000"/>
    </style:style>
    <style:style style:name="P67" style:parent-style-name="Standard" style:family="paragraph">
      <style:paragraph-properties fo:margin-top="0.0194in" fo:margin-bottom="0.0194in" style:line-height-at-least="0.25in" fo:background-color="#FFFFFF"/>
      <style:text-properties fo:color="#000000"/>
    </style:style>
    <style:style style:name="P68" style:parent-style-name="Standard" style:family="paragraph">
      <style:paragraph-properties fo:margin-top="0.0194in" fo:margin-bottom="0.0194in" style:line-height-at-least="0.25in" fo:background-color="#FFFFFF"/>
      <style:text-properties fo:color="#000000"/>
    </style:style>
    <style:style style:name="P69" style:parent-style-name="Standard" style:family="paragraph">
      <style:paragraph-properties fo:margin-top="0.0194in" fo:margin-bottom="0.0194in" style:line-height-at-least="0.25in" fo:background-color="#FFFFFF"/>
      <style:text-properties fo:color="#000000"/>
    </style:style>
    <style:style style:name="P70" style:parent-style-name="Standard" style:family="paragraph">
      <style:paragraph-properties fo:margin-top="0.0194in" fo:margin-bottom="0.0194in" style:line-height-at-least="0.25in" fo:background-color="#FFFFFF"/>
      <style:text-properties fo:color="#000000"/>
    </style:style>
    <style:style style:name="P71" style:parent-style-name="Standard" style:family="paragraph">
      <style:paragraph-properties fo:margin-top="0.1in" fo:margin-bottom="0.1in" style:line-height-at-least="0.25in" fo:background-color="#FFFFFF"/>
      <style:text-properties fo:color="#000000"/>
    </style:style>
    <style:style style:name="P72" style:parent-style-name="Standard" style:family="paragraph">
      <style:paragraph-properties fo:margin-top="0.1in" fo:margin-bottom="0.1in" style:line-height-at-least="0.25in" fo:background-color="#FFFFFF"/>
      <style:text-properties fo:color="#000000"/>
    </style:style>
    <style:style style:name="P73" style:parent-style-name="Standard" style:family="paragraph">
      <style:paragraph-properties fo:margin-top="0.1in" fo:margin-bottom="0.1in" style:line-height-at-least="0.25in" fo:background-color="#FFFFFF"/>
      <style:text-properties fo:color="#000000"/>
    </style:style>
    <style:style style:name="P74" style:parent-style-name="Standard" style:family="paragraph">
      <style:paragraph-properties fo:margin-top="0.0194in" fo:margin-bottom="0.0194in" style:line-height-at-least="0.25in" fo:background-color="#FFFFFF"/>
      <style:text-properties fo:color="#000000"/>
    </style:style>
    <style:style style:name="P75" style:parent-style-name="Standard" style:family="paragraph">
      <style:paragraph-properties fo:margin-top="0.0194in" fo:margin-bottom="0.0194in" style:line-height-at-least="0.25in" fo:background-color="#FFFFFF"/>
      <style:text-properties fo:color="#000000"/>
    </style:style>
    <style:style style:name="P76" style:parent-style-name="Standard" style:family="paragraph">
      <style:paragraph-properties fo:margin-top="0.0194in" fo:margin-bottom="0.0194in" style:line-height-at-least="0.25in" fo:background-color="#FFFFFF"/>
      <style:text-properties fo:color="#000000"/>
    </style:style>
    <style:style style:name="P77" style:parent-style-name="Standard" style:family="paragraph">
      <style:paragraph-properties fo:margin-top="0.0194in" fo:margin-bottom="0.0194in" style:line-height-at-least="0.25in" fo:background-color="#FFFFFF"/>
      <style:text-properties fo:color="#000000"/>
    </style:style>
    <style:style style:name="P78" style:parent-style-name="Standard" style:family="paragraph">
      <style:paragraph-properties fo:margin-top="0.1in" fo:margin-bottom="0.1in" style:line-height-at-least="0.25in" fo:background-color="#FFFFFF"/>
    </style:style>
    <style:style style:name="T79" style:parent-style-name="Fuentedepárrafopredeter." style:family="text">
      <style:text-properties fo:color="#000000"/>
    </style:style>
    <style:style style:name="T80" style:parent-style-name="Fuentedepárrafopredeter." style:family="text">
      <style:text-properties style:font-name="Arial" style:font-name-complex="Arial" fo:color="#000000" fo:font-size="10pt" style:font-size-asian="10pt" style:font-size-complex="10pt"/>
    </style:style>
    <style:style style:name="T81" style:parent-style-name="Fuentedepárrafopredeter." style:family="text">
      <style:text-properties fo:color="#000000"/>
    </style:style>
    <style:style style:name="T82" style:parent-style-name="Fuentedepárrafopredeter." style:family="text">
      <style:text-properties fo:color="#000000"/>
    </style:style>
    <style:style style:name="T83" style:parent-style-name="Fuentedepárrafopredeter." style:family="text">
      <style:text-properties fo:color="#000000"/>
    </style:style>
    <style:style style:name="T84" style:parent-style-name="Fuentedepárrafopredeter." style:family="text">
      <style:text-properties fo:color="#000000"/>
    </style:style>
    <style:style style:name="T85" style:parent-style-name="Fuentedepárrafopredeter." style:family="text">
      <style:text-properties fo:color="#000000"/>
    </style:style>
    <style:style style:name="T86" style:parent-style-name="Fuentedepárrafopredeter." style:family="text">
      <style:text-properties fo:color="#000000"/>
    </style:style>
    <style:style style:name="T87" style:parent-style-name="Fuentedepárrafopredeter." style:family="text">
      <style:text-properties fo:color="#000000"/>
    </style:style>
    <style:style style:name="T88" style:parent-style-name="Fuentedepárrafopredeter." style:family="text">
      <style:text-properties fo:color="#000000"/>
    </style:style>
    <style:style style:name="T89" style:parent-style-name="Fuentedepárrafopredeter." style:family="text">
      <style:text-properties fo:color="#000000"/>
    </style:style>
    <style:style style:name="T90" style:parent-style-name="Fuentedepárrafopredeter." style:family="text">
      <style:text-properties fo:color="#000000"/>
    </style:style>
    <style:style style:name="T91" style:parent-style-name="Fuentedepárrafopredeter." style:family="text">
      <style:text-properties fo:color="#000000"/>
    </style:style>
    <style:style style:name="P92" style:parent-style-name="Standard" style:family="paragraph">
      <style:paragraph-properties fo:margin-top="0.1in" fo:margin-bottom="0.1in" style:line-height-at-least="0.25in" fo:background-color="#FFFFFF"/>
      <style:text-properties fo:color="#000000"/>
    </style:style>
    <style:style style:name="P93" style:parent-style-name="Standard" style:family="paragraph">
      <style:paragraph-properties fo:margin-top="0.1in" fo:margin-bottom="0.1in" style:line-height-at-least="0.25in" fo:background-color="#FFFFFF"/>
      <style:text-properties fo:color="#000000"/>
    </style:style>
    <style:style style:name="P94" style:parent-style-name="Standard" style:family="paragraph">
      <style:paragraph-properties fo:margin-top="0.1in" fo:margin-bottom="0.1in" style:line-height-at-least="0.25in" fo:background-color="#FFFFFF"/>
      <style:text-properties fo:color="#000000"/>
    </style:style>
    <style:style style:name="P95" style:parent-style-name="Standard" style:family="paragraph">
      <style:paragraph-properties fo:margin-top="0.1in" fo:margin-bottom="0.1in" style:line-height-at-least="0.25in" fo:background-color="#FFFFFF"/>
      <style:text-properties fo:color="#000000"/>
    </style:style>
    <style:style style:name="P96" style:parent-style-name="Standard" style:family="paragraph">
      <style:paragraph-properties fo:margin-top="0.1in" fo:margin-bottom="0.1in" style:line-height-at-least="0.25in" fo:background-color="#FFFFFF"/>
      <style:text-properties fo:color="#000000"/>
    </style:style>
    <style:style style:name="P97" style:parent-style-name="Standard" style:family="paragraph">
      <style:paragraph-properties style:line-height-at-least="0.25in" fo:background-color="#FFFFFF"/>
      <style:text-properties fo:color="#000000"/>
    </style:style>
    <style:style style:name="P98" style:parent-style-name="Standard" style:family="paragraph">
      <style:paragraph-properties style:line-height-at-least="0.25in" fo:background-color="#FFFFFF"/>
      <style:text-properties fo:color="#000000"/>
    </style:style>
    <style:style style:name="P99" style:parent-style-name="Standard" style:family="paragraph">
      <style:paragraph-properties style:line-height-at-least="0.25in" fo:background-color="#FFFFFF"/>
      <style:text-properties fo:color="#000000"/>
    </style:style>
    <style:style style:name="P100" style:parent-style-name="Standard" style:family="paragraph">
      <style:paragraph-properties style:line-height-at-least="0.25in" fo:background-color="#FFFFFF"/>
      <style:text-properties fo:color="#000000"/>
    </style:style>
    <style:style style:name="P101" style:parent-style-name="Standard" style:family="paragraph">
      <style:paragraph-properties style:line-height-at-least="0.25in" fo:background-color="#FFFFFF"/>
      <style:text-properties fo:color="#000000"/>
    </style:style>
    <style:style style:name="P102" style:parent-style-name="Standard" style:family="paragraph">
      <style:paragraph-properties style:line-height-at-least="0.25in" fo:background-color="#FFFFFF"/>
      <style:text-properties fo:color="#000000"/>
    </style:style>
    <style:style style:name="P103" style:parent-style-name="Standard" style:family="paragraph">
      <style:paragraph-properties fo:margin-top="0.1in" fo:margin-bottom="0.1in" style:line-height-at-least="0.25in" fo:background-color="#FFFFFF"/>
      <style:text-properties fo:color="#000000"/>
    </style:style>
    <style:style style:name="P104" style:parent-style-name="Standard" style:family="paragraph">
      <style:paragraph-properties fo:margin-top="0.1in" fo:margin-bottom="0.1in" style:line-height-at-least="0.25in" fo:background-color="#FFFFFF"/>
    </style:style>
    <style:style style:name="T105" style:parent-style-name="Fuentedepárrafopredeter." style:family="text">
      <style:text-properties fo:color="#000000"/>
    </style:style>
    <style:style style:name="T106" style:parent-style-name="Fuentedepárrafopredeter." style:family="text">
      <style:text-properties style:font-name="Wingdings" style:font-name-asian="Wingdings" style:font-name-complex="Wingdings" fo:color="#000000"/>
    </style:style>
    <style:style style:name="T107" style:parent-style-name="Fuentedepárrafopredeter." style:family="text">
      <style:text-properties fo:color="#000000"/>
    </style:style>
    <style:style style:name="P108" style:parent-style-name="Standard" style:family="paragraph">
      <style:paragraph-properties fo:margin-top="0.1in" fo:margin-bottom="0.1in" style:line-height-at-least="0.25in" fo:background-color="#FFFFFF"/>
      <style:text-properties fo:color="#000000"/>
    </style:style>
    <style:style style:name="P109" style:parent-style-name="Standard" style:family="paragraph">
      <style:paragraph-properties fo:margin-top="0.1in" fo:margin-bottom="0.1in" style:line-height-at-least="0.25in" fo:background-color="#FFFFFF"/>
      <style:text-properties fo:color="#000000"/>
    </style:style>
    <style:style style:name="P110" style:parent-style-name="Standard" style:family="paragraph">
      <style:paragraph-properties fo:margin-top="0.1in" fo:margin-bottom="0.1in" style:line-height-at-least="0.25in" fo:background-color="#FFFFFF"/>
      <style:text-properties fo:color="#000000"/>
    </style:style>
    <style:style style:name="P111" style:parent-style-name="Standard" style:family="paragraph">
      <style:paragraph-properties fo:margin-top="0.1in" fo:margin-bottom="0.1in" style:line-height-at-least="0.25in" fo:background-color="#FFFFFF"/>
      <style:text-properties fo:color="#000000"/>
    </style:style>
    <style:style style:name="P112" style:parent-style-name="Standard" style:family="paragraph">
      <style:paragraph-properties fo:margin-top="0.1in" fo:margin-bottom="0.1in" style:line-height-at-least="0.25in" fo:background-color="#FFFFFF"/>
      <style:text-properties fo:color="#000000"/>
    </style:style>
    <style:style style:name="P113" style:parent-style-name="Standard" style:family="paragraph">
      <style:paragraph-properties fo:margin-top="0.059in" fo:margin-bottom="0.0194in" style:line-height-at-least="0.25in" fo:background-color="#FFFFFF"/>
      <style:text-properties fo:color="#000000"/>
    </style:style>
    <style:style style:name="P114" style:parent-style-name="Standard" style:family="paragraph">
      <style:paragraph-properties fo:margin-top="0.0194in" fo:margin-bottom="0.059in" style:line-height-at-least="0.25in" fo:background-color="#FFFFFF"/>
      <style:text-properties fo:color="#000000"/>
    </style:style>
    <style:style style:name="P115" style:parent-style-name="Standard" style:family="paragraph">
      <style:paragraph-properties fo:margin-top="0.0194in" fo:margin-bottom="0.059in" style:line-height-at-least="0.25in" fo:background-color="#FFFFFF"/>
    </style:style>
    <style:style style:name="T116" style:parent-style-name="Fuentedepárrafopredeter." style:family="text">
      <style:text-properties fo:color="#000000"/>
    </style:style>
    <style:style style:name="T117" style:parent-style-name="Fuentedepárrafopredeter." style:family="text">
      <style:text-properties fo:color="#000000"/>
    </style:style>
    <style:style style:name="T118" style:parent-style-name="Fuentedepárrafopredeter." style:family="text">
      <style:text-properties style:font-name="Wingdings" style:font-name-asian="Wingdings" style:font-name-complex="Wingdings" fo:color="#000000"/>
    </style:style>
    <style:style style:name="T119" style:parent-style-name="Fuentedepárrafopredeter." style:family="text">
      <style:text-properties fo:color="#000000"/>
    </style:style>
    <style:style style:name="P120" style:parent-style-name="Standard" style:family="paragraph">
      <style:paragraph-properties fo:margin-top="0.0194in" fo:margin-bottom="0.059in" style:line-height-at-least="0.25in" fo:background-color="#FFFFFF"/>
      <style:text-properties fo:color="#000000"/>
    </style:style>
    <style:style style:name="P121" style:parent-style-name="Standard" style:family="paragraph">
      <style:paragraph-properties fo:margin-top="0.0194in" fo:margin-bottom="0.059in" style:line-height-at-least="0.25in" fo:background-color="#FFFFFF"/>
      <style:text-properties fo:color="#000000"/>
    </style:style>
    <style:style style:name="P122" style:parent-style-name="Standard" style:family="paragraph">
      <style:paragraph-properties fo:margin-top="0.1in" fo:margin-bottom="0.1in" style:line-height-at-least="0.25in" fo:background-color="#FFFFFF"/>
      <style:text-properties fo:color="#000000"/>
    </style:style>
    <style:style style:name="P123" style:parent-style-name="Standard" style:family="paragraph">
      <style:paragraph-properties fo:margin-top="0.1in" fo:margin-bottom="0.1in" style:line-height-at-least="0.25in" fo:background-color="#FFFFFF"/>
    </style:style>
    <style:style style:name="T124" style:parent-style-name="Fuentedepárrafopredeter." style:family="text">
      <style:text-properties fo:color="#000000"/>
    </style:style>
    <style:style style:name="T125" style:parent-style-name="Fuentedepárrafopredeter." style:family="text">
      <style:text-properties style:font-name="Wingdings" style:font-name-asian="Wingdings" style:font-name-complex="Wingdings" fo:color="#000000"/>
    </style:style>
    <style:style style:name="T126" style:parent-style-name="Fuentedepárrafopredeter." style:family="text">
      <style:text-properties fo:color="#000000"/>
    </style:style>
    <style:style style:name="P127" style:parent-style-name="Standard" style:family="paragraph">
      <style:paragraph-properties fo:margin-top="0.1in" fo:margin-bottom="0.1in" style:line-height-at-least="0.25in" fo:background-color="#FFFFFF"/>
      <style:text-properties fo:color="#000000"/>
    </style:style>
    <style:style style:name="P128" style:parent-style-name="Standard" style:family="paragraph">
      <style:paragraph-properties fo:margin-top="0.1in" fo:margin-bottom="0.1in" style:line-height-at-least="0.25in" fo:background-color="#FFFFFF"/>
      <style:text-properties fo:color="#000000"/>
    </style:style>
    <style:style style:name="P129" style:parent-style-name="Standard" style:family="paragraph">
      <style:paragraph-properties fo:margin-top="0.1in" fo:margin-bottom="0.1in" style:line-height-at-least="0.25in" fo:background-color="#FFFFFF"/>
      <style:text-properties fo:color="#000000"/>
    </style:style>
    <style:style style:name="P130" style:parent-style-name="Standard" style:family="paragraph">
      <style:paragraph-properties fo:margin-top="0.1in" fo:margin-bottom="0.1in" style:line-height-at-least="0.25in" fo:background-color="#FFFFFF"/>
      <style:text-properties fo:color="#000000"/>
    </style:style>
    <style:style style:name="P131" style:parent-style-name="Standard" style:family="paragraph">
      <style:paragraph-properties fo:margin-top="0.1in" fo:margin-bottom="0.1in" style:line-height-at-least="0.25in" fo:background-color="#FFFFFF"/>
      <style:text-properties fo:color="#000000"/>
    </style:style>
    <style:style style:name="P132" style:parent-style-name="Standard" style:family="paragraph">
      <style:paragraph-properties fo:margin-top="0.1in" fo:margin-bottom="0.1in" style:line-height-at-least="0.25in" fo:background-color="#FFFFFF"/>
      <style:text-properties fo:color="#000000"/>
    </style:style>
    <style:style style:name="P133" style:parent-style-name="Standard" style:family="paragraph">
      <style:paragraph-properties fo:margin-top="0.1in" fo:margin-bottom="0.1in" style:line-height-at-least="0.25in" fo:background-color="#FFFFFF"/>
      <style:text-properties fo:color="#000000"/>
    </style:style>
    <style:style style:name="P134" style:parent-style-name="Standard" style:family="paragraph">
      <style:paragraph-properties fo:margin-top="0.1in" fo:margin-bottom="0.1in" style:line-height-at-least="0.25in" fo:background-color="#FFFFFF"/>
      <style:text-properties fo:color="#000000"/>
    </style:style>
    <style:style style:name="P135" style:parent-style-name="Standard" style:family="paragraph">
      <style:paragraph-properties fo:margin-top="0.1in" fo:margin-bottom="0.1in" style:line-height-at-least="0.25in" fo:background-color="#FFFFFF"/>
      <style:text-properties fo:color="#000000"/>
    </style:style>
    <style:style style:name="P136" style:parent-style-name="Standard" style:family="paragraph">
      <style:paragraph-properties fo:margin-top="0.1in" fo:margin-bottom="0.1in" style:line-height-at-least="0.25in" fo:background-color="#FFFFFF"/>
      <style:text-properties fo:color="#000000"/>
    </style:style>
    <style:style style:name="P137" style:parent-style-name="Standard" style:family="paragraph">
      <style:paragraph-properties fo:margin-top="0.1in" fo:margin-bottom="0.1in" style:line-height-at-least="0.25in" fo:background-color="#FFFFFF"/>
      <style:text-properties fo:color="#000000"/>
    </style:style>
    <style:style style:name="P138" style:parent-style-name="Standard" style:family="paragraph">
      <style:paragraph-properties fo:margin-top="0.1in" fo:margin-bottom="0.1in" style:line-height-at-least="0.25in" fo:background-color="#FFFFFF"/>
      <style:text-properties fo:color="#000000"/>
    </style:style>
    <style:style style:name="P139" style:parent-style-name="Standard" style:family="paragraph">
      <style:paragraph-properties fo:margin-top="0.1in" fo:margin-bottom="0.1in" style:line-height-at-least="0.25in" fo:background-color="#FFFFFF"/>
      <style:text-properties fo:color="#000000"/>
    </style:style>
    <style:style style:name="P140" style:parent-style-name="Standard" style:family="paragraph">
      <style:paragraph-properties fo:margin-top="0.1in" fo:margin-bottom="0.1in" style:line-height-at-least="0.25in" fo:background-color="#FFFFFF"/>
      <style:text-properties fo:color="#000000"/>
    </style:style>
    <style:style style:name="P141" style:parent-style-name="Standard" style:family="paragraph">
      <style:paragraph-properties fo:margin-top="0.1in" fo:margin-bottom="0.1in" style:line-height-at-least="0.25in" fo:background-color="#FFFFFF"/>
      <style:text-properties fo:color="#000000"/>
    </style:style>
    <style:style style:name="P142" style:parent-style-name="Standard" style:family="paragraph">
      <style:paragraph-properties fo:margin-top="0.1in" fo:margin-bottom="0.1in" style:line-height-at-least="0.25in" fo:background-color="#FFFFFF"/>
      <style:text-properties fo:color="#000000"/>
    </style:style>
    <style:style style:name="P143" style:parent-style-name="Standard" style:family="paragraph">
      <style:paragraph-properties fo:margin-top="0.1in" fo:margin-bottom="0.1in" style:line-height-at-least="0.25in" fo:background-color="#FFFFFF"/>
    </style:style>
    <style:style style:name="T144" style:parent-style-name="Fuentedepárrafopredeter." style:family="text">
      <style:text-properties fo:color="#000000"/>
    </style:style>
    <style:style style:name="T145" style:parent-style-name="Fuentedepárrafopredeter." style:family="text">
      <style:text-properties fo:color="#000000"/>
    </style:style>
    <style:style style:name="T146" style:parent-style-name="Fuentedepárrafopredeter." style:family="text">
      <style:text-properties fo:color="#000000" fo:language="en" fo:country="GB"/>
    </style:style>
    <style:style style:name="P147" style:parent-style-name="Standard" style:family="paragraph">
      <style:paragraph-properties fo:margin-top="0.1in" fo:margin-bottom="0.1in" style:line-height-at-least="0.25in" fo:background-color="#FFFFFF"/>
      <style:text-properties fo:color="#000000" fo:language="en" fo:country="GB"/>
    </style:style>
    <style:style style:name="P148" style:parent-style-name="Standard" style:family="paragraph">
      <style:paragraph-properties fo:margin-top="0.1in" fo:margin-bottom="0.1in" style:line-height-at-least="0.25in" fo:background-color="#FFFFFF"/>
      <style:text-properties fo:color="#000000" fo:language="en" fo:country="GB"/>
    </style:style>
    <style:style style:name="P149" style:parent-style-name="Standard" style:family="paragraph">
      <style:paragraph-properties fo:margin-top="0.1in" fo:margin-bottom="0.1in" style:line-height-at-least="0.25in" fo:background-color="#FFFFFF"/>
      <style:text-properties fo:color="#000000" fo:language="en" fo:country="GB"/>
    </style:style>
    <style:style style:name="P150" style:parent-style-name="Standard" style:family="paragraph">
      <style:paragraph-properties fo:margin-top="0.1in" fo:margin-bottom="0.1in" style:line-height-at-least="0.25in" fo:background-color="#FFFFFF"/>
      <style:text-properties fo:color="#000000"/>
    </style:style>
    <style:style style:name="P151" style:parent-style-name="Standard" style:family="paragraph">
      <style:paragraph-properties fo:margin-top="0.1in" fo:margin-bottom="0.1in" style:line-height-at-least="0.25in" fo:background-color="#FFFFFF"/>
      <style:text-properties fo:color="#000000" fo:language="en" fo:country="GB"/>
    </style:style>
    <style:style style:name="P152" style:parent-style-name="Standard" style:family="paragraph">
      <style:paragraph-properties fo:margin-top="0.1in" fo:margin-bottom="0.1in" style:line-height-at-least="0.25in" fo:background-color="#FFFFFF"/>
      <style:text-properties fo:color="#000000" fo:language="en" fo:country="GB"/>
    </style:style>
    <style:style style:name="P153" style:parent-style-name="Standard" style:family="paragraph">
      <style:paragraph-properties fo:margin-top="0.1in" fo:margin-bottom="0.1in" style:line-height-at-least="0.25in" fo:background-color="#FFFFFF"/>
      <style:text-properties fo:color="#000000" fo:language="en" fo:country="GB"/>
    </style:style>
    <style:style style:name="P154" style:parent-style-name="Standard" style:family="paragraph">
      <style:paragraph-properties fo:margin-top="0.1in" fo:margin-bottom="0.1in" style:line-height-at-least="0.25in" fo:background-color="#FFFFFF"/>
      <style:text-properties fo:color="#000000" fo:language="en" fo:country="GB"/>
    </style:style>
    <style:style style:name="P155" style:parent-style-name="Standard" style:family="paragraph">
      <style:paragraph-properties fo:margin-top="0.1in" fo:margin-bottom="0.1in" style:line-height-at-least="0.25in" fo:background-color="#FFFFFF"/>
      <style:text-properties fo:color="#000000" fo:language="en" fo:country="GB"/>
    </style:style>
    <style:style style:name="P156" style:parent-style-name="Standard" style:family="paragraph">
      <style:paragraph-properties fo:margin-top="0.1in" fo:margin-bottom="0.1in" style:line-height-at-least="0.25in" fo:background-color="#FFFFFF"/>
      <style:text-properties fo:color="#000000" fo:language="en" fo:country="GB"/>
    </style:style>
    <style:style style:name="P157" style:parent-style-name="Standard" style:family="paragraph">
      <style:paragraph-properties fo:margin-top="0.1in" fo:margin-bottom="0.1in" style:line-height-at-least="0.25in" fo:background-color="#FFFFFF"/>
      <style:text-properties fo:color="#000000" fo:language="en" fo:country="GB"/>
    </style:style>
    <style:style style:name="P158" style:parent-style-name="Standard" style:family="paragraph">
      <style:paragraph-properties fo:margin-top="0.1in" fo:margin-bottom="0.1in" style:line-height-at-least="0.25in" fo:background-color="#FFFFFF"/>
      <style:text-properties fo:color="#000000" fo:language="en" fo:country="GB"/>
    </style:style>
    <style:style style:name="P159" style:parent-style-name="Standard" style:family="paragraph">
      <style:paragraph-properties fo:margin-top="0.1in" fo:margin-bottom="0.1in" style:line-height-at-least="0.25in" fo:background-color="#FFFFFF"/>
      <style:text-properties fo:color="#000000" fo:language="en" fo:country="GB"/>
    </style:style>
    <style:style style:name="T160" style:parent-style-name="Fuentedepárrafopredeter." style:family="text">
      <style:text-properties fo:color="#000000" fo:language="en" fo:country="GB"/>
    </style:style>
    <style:style style:name="P161" style:parent-style-name="Standard" style:family="paragraph">
      <style:paragraph-properties fo:margin-top="0.1in" fo:margin-bottom="0.1in" style:line-height-at-least="0.25in" fo:background-color="#FFFFFF"/>
      <style:text-properties fo:color="#000000" fo:language="en" fo:country="GB"/>
    </style:style>
    <style:style style:name="P162" style:parent-style-name="Standard" style:family="paragraph">
      <style:paragraph-properties fo:margin-top="0.1in" fo:margin-bottom="0.1in" style:line-height-at-least="0.25in" fo:background-color="#FFFFFF"/>
      <style:text-properties fo:color="#000000" fo:language="en" fo:country="GB"/>
    </style:style>
    <style:style style:name="P163" style:parent-style-name="Standard" style:family="paragraph">
      <style:paragraph-properties fo:margin-top="0.1in" fo:margin-bottom="0.1in" style:line-height-at-least="0.25in" fo:background-color="#FFFFFF"/>
      <style:text-properties fo:color="#000000" fo:language="en" fo:country="GB"/>
    </style:style>
    <style:style style:name="P164" style:parent-style-name="Standard" style:family="paragraph">
      <style:paragraph-properties fo:margin-top="0.1in" fo:margin-bottom="0.1in" style:line-height-at-least="0.25in" fo:background-color="#FFFFFF"/>
      <style:text-properties fo:color="#000000" fo:language="en" fo:country="GB"/>
    </style:style>
    <style:style style:name="P165" style:parent-style-name="Standard" style:family="paragraph">
      <style:paragraph-properties fo:margin-top="0.1in" fo:margin-bottom="0.1in" style:line-height-at-least="0.25in" fo:background-color="#FFFFFF"/>
      <style:text-properties fo:color="#000000" fo:language="en" fo:country="GB"/>
    </style:style>
    <style:style style:name="P166" style:parent-style-name="Standard" style:family="paragraph">
      <style:paragraph-properties fo:margin-top="0.1in" fo:margin-bottom="0.1in" style:line-height-at-least="0.25in" fo:background-color="#FFFFFF"/>
      <style:text-properties fo:color="#000000" fo:language="en" fo:country="GB"/>
    </style:style>
    <style:style style:name="P167" style:parent-style-name="Standard" style:family="paragraph">
      <style:paragraph-properties fo:margin-top="0.1in" fo:margin-bottom="0.1in" style:line-height-at-least="0.25in" fo:background-color="#FFFFFF"/>
      <style:text-properties fo:color="#000000" fo:language="en" fo:country="GB"/>
    </style:style>
    <style:style style:name="P168" style:parent-style-name="Standard" style:family="paragraph">
      <style:paragraph-properties fo:margin-top="0.1in" fo:margin-bottom="0.1in" style:line-height-at-least="0.25in" fo:background-color="#FFFFFF"/>
      <style:text-properties fo:color="#000000" fo:language="en" fo:country="GB"/>
    </style:style>
    <style:style style:name="P169" style:parent-style-name="Standard" style:family="paragraph">
      <style:paragraph-properties fo:margin-top="0.1in" fo:margin-bottom="0.1in" style:line-height-at-least="0.25in" fo:background-color="#FFFFFF"/>
      <style:text-properties fo:color="#000000" fo:language="en" fo:country="GB"/>
    </style:style>
    <style:style style:name="P170" style:parent-style-name="Standard" style:family="paragraph">
      <style:paragraph-properties fo:margin-top="0.1in" fo:margin-bottom="0.1in" style:line-height-at-least="0.25in" fo:background-color="#FFFFFF"/>
      <style:text-properties fo:color="#000000" fo:language="en" fo:country="GB"/>
    </style:style>
    <style:style style:name="P171" style:parent-style-name="Standard" style:family="paragraph">
      <style:paragraph-properties fo:margin-top="0.1in" fo:margin-bottom="0.1in" style:line-height-at-least="0.25in" fo:background-color="#FFFFFF"/>
      <style:text-properties fo:color="#000000" fo:language="en" fo:country="GB"/>
    </style:style>
    <style:style style:name="P172" style:parent-style-name="Standard" style:family="paragraph">
      <style:paragraph-properties fo:margin-top="0.1in" fo:margin-bottom="0.1in" style:line-height-at-least="0.25in" fo:background-color="#FFFFFF"/>
    </style:style>
    <style:style style:name="T173" style:parent-style-name="Fuentedepárrafopredeter." style:family="text">
      <style:text-properties fo:color="#000000" fo:language="en" fo:country="GB"/>
    </style:style>
    <style:style style:name="T174" style:parent-style-name="Fuentedepárrafopredeter." style:family="text">
      <style:text-properties fo:color="#000000" fo:background-color="#FFFF00" fo:language="en" fo:country="GB"/>
    </style:style>
    <style:style style:name="P175" style:parent-style-name="Standard" style:family="paragraph">
      <style:paragraph-properties fo:margin-top="0.1in" fo:margin-bottom="0.1in" style:line-height-at-least="0.25in" fo:background-color="#FFFFFF"/>
    </style:style>
    <style:style style:name="T176" style:parent-style-name="Fuentedepárrafopredeter." style:family="text">
      <style:text-properties fo:color="#000000" fo:background-color="#FFFF00" fo:language="en" fo:country="GB"/>
    </style:style>
    <style:style style:name="P177" style:parent-style-name="Standard" style:family="paragraph">
      <style:paragraph-properties fo:margin-top="0.1in" fo:margin-bottom="0.1in" style:line-height-at-least="0.25in" fo:background-color="#FFFFFF"/>
      <style:text-properties fo:color="#FF0000" fo:language="en" fo:country="GB"/>
    </style:style>
    <style:style style:name="P178" style:parent-style-name="Standard" style:family="paragraph">
      <style:paragraph-properties fo:margin-top="0.1in" fo:margin-bottom="0.1in" style:line-height-at-least="0.25in" fo:background-color="#FFFFFF"/>
      <style:text-properties fo:color="#000000" fo:language="en" fo:country="GB"/>
    </style:style>
    <style:style style:name="P179" style:parent-style-name="Standard" style:family="paragraph">
      <style:paragraph-properties fo:margin-top="0.1in" fo:margin-bottom="0.1in" style:line-height-at-least="0.25in" fo:background-color="#FFFFFF"/>
      <style:text-properties fo:color="#000000" fo:language="en" fo:country="GB"/>
    </style:style>
    <style:style style:name="P180" style:parent-style-name="Standard" style:family="paragraph">
      <style:paragraph-properties fo:margin-top="0.1in" fo:margin-bottom="0.1in" style:line-height-at-least="0.25in" fo:background-color="#FFFFFF"/>
      <style:text-properties fo:color="#000000" fo:language="en" fo:country="GB"/>
    </style:style>
    <style:style style:name="P181" style:parent-style-name="Standard" style:family="paragraph">
      <style:paragraph-properties fo:margin-top="0.1in" fo:margin-bottom="0.1in" style:line-height-at-least="0.25in" fo:background-color="#FFFFFF"/>
      <style:text-properties fo:color="#000000" fo:language="en" fo:country="GB"/>
    </style:style>
    <style:style style:name="P182" style:parent-style-name="Standard" style:family="paragraph">
      <style:paragraph-properties fo:margin-top="0.1in" fo:margin-bottom="0.1in" style:line-height-at-least="0.25in" fo:background-color="#FFFFFF"/>
      <style:text-properties fo:color="#000000" fo:language="en" fo:country="GB"/>
    </style:style>
    <style:style style:name="P183" style:parent-style-name="Standard" style:family="paragraph">
      <style:paragraph-properties fo:margin-top="0.1in" fo:margin-bottom="0.1in" style:line-height-at-least="0.25in" fo:background-color="#FFFFFF"/>
      <style:text-properties fo:color="#000000" fo:language="en" fo:country="GB"/>
    </style:style>
    <style:style style:name="P184" style:parent-style-name="Standard" style:family="paragraph">
      <style:paragraph-properties fo:margin-top="0.1in" fo:margin-bottom="0.1in" style:line-height-at-least="0.25in" fo:background-color="#FFFFFF"/>
      <style:text-properties fo:color="#000000" fo:language="en" fo:country="GB"/>
    </style:style>
    <style:style style:name="P185" style:parent-style-name="Standard" style:family="paragraph">
      <style:paragraph-properties fo:margin-top="0.1in" fo:margin-bottom="0.1in" style:line-height-at-least="0.25in" fo:background-color="#FFFFFF"/>
      <style:text-properties fo:color="#000000" fo:language="en" fo:country="GB"/>
    </style:style>
    <style:style style:name="P186" style:parent-style-name="Standard" style:family="paragraph">
      <style:paragraph-properties fo:margin-top="0.1in" fo:margin-bottom="0.1in" style:line-height-at-least="0.25in" fo:background-color="#FFFFFF"/>
      <style:text-properties fo:color="#000000" fo:language="en" fo:country="GB"/>
    </style:style>
    <style:style style:name="P187" style:parent-style-name="Standard" style:family="paragraph">
      <style:paragraph-properties fo:margin-top="0.1in" fo:margin-bottom="0.1in" style:line-height-at-least="0.25in" fo:background-color="#FFFFFF"/>
      <style:text-properties fo:color="#000000" fo:language="en" fo:country="GB"/>
    </style:style>
    <style:style style:name="P188" style:parent-style-name="Standard" style:family="paragraph">
      <style:paragraph-properties fo:margin-top="0.1in" fo:margin-bottom="0.1in" style:line-height-at-least="0.25in" fo:background-color="#FFFFFF"/>
      <style:text-properties fo:color="#000000" fo:language="en" fo:country="GB"/>
    </style:style>
    <style:style style:name="P189" style:parent-style-name="Standard" style:family="paragraph">
      <style:paragraph-properties fo:margin-top="0.1in" fo:margin-bottom="0.1in" style:line-height-at-least="0.25in" fo:background-color="#FFFFFF"/>
      <style:text-properties fo:color="#000000" fo:language="en" fo:country="GB"/>
    </style:style>
    <style:style style:name="P190" style:parent-style-name="Standard" style:family="paragraph">
      <style:paragraph-properties fo:margin-top="0.1in" fo:margin-bottom="0.1in" style:line-height-at-least="0.25in" fo:background-color="#FFFFFF"/>
      <style:text-properties fo:color="#000000" fo:language="en" fo:country="GB"/>
    </style:style>
    <style:style style:name="P191" style:parent-style-name="Standard" style:family="paragraph">
      <style:paragraph-properties fo:margin-top="0.1in" fo:margin-bottom="0.1in" style:line-height-at-least="0.25in" fo:background-color="#FFFFFF"/>
      <style:text-properties fo:color="#000000" fo:language="en" fo:country="GB"/>
    </style:style>
    <style:style style:name="P192" style:parent-style-name="Standard" style:family="paragraph">
      <style:paragraph-properties fo:margin-top="0.1in" fo:margin-bottom="0.1in" style:line-height-at-least="0.25in" fo:background-color="#FFFFFF"/>
      <style:text-properties fo:color="#000000" fo:language="en" fo:country="GB"/>
    </style:style>
    <style:style style:name="P193" style:parent-style-name="Standard" style:family="paragraph">
      <style:paragraph-properties fo:margin-top="0.1in" fo:margin-bottom="0.1in" style:line-height-at-least="0.25in" fo:background-color="#FFFFFF"/>
      <style:text-properties fo:color="#000000" fo:language="en" fo:country="GB"/>
    </style:style>
    <style:style style:name="P194" style:parent-style-name="Standard" style:family="paragraph">
      <style:paragraph-properties fo:margin-top="0.1in" fo:margin-bottom="0.1in" style:line-height-at-least="0.25in" fo:background-color="#FFFFFF"/>
      <style:text-properties fo:color="#000000" fo:language="en" fo:country="GB"/>
    </style:style>
    <style:style style:name="P195" style:parent-style-name="Standard" style:family="paragraph">
      <style:paragraph-properties fo:margin-top="0.1in" fo:margin-bottom="0.1in" style:line-height-at-least="0.25in" fo:background-color="#FFFFFF"/>
      <style:text-properties fo:color="#000000" fo:language="en" fo:country="GB"/>
    </style:style>
    <style:style style:name="P196" style:parent-style-name="Standard" style:family="paragraph">
      <style:paragraph-properties fo:margin-top="0.1in" fo:margin-bottom="0.1in" style:line-height-at-least="0.25in" fo:background-color="#FFFFFF"/>
      <style:text-properties fo:color="#000000" fo:language="en" fo:country="GB"/>
    </style:style>
    <style:style style:name="P197" style:parent-style-name="Standard" style:family="paragraph">
      <style:paragraph-properties fo:margin-top="0.1in" fo:margin-bottom="0.1in" style:line-height-at-least="0.25in" fo:background-color="#FFFFFF"/>
      <style:text-properties fo:color="#000000" fo:language="en" fo:country="GB"/>
    </style:style>
    <style:style style:name="P198" style:parent-style-name="Standard" style:family="paragraph">
      <style:paragraph-properties fo:margin-top="0.1in" fo:margin-bottom="0.1in" style:line-height-at-least="0.25in" fo:background-color="#FFFFFF"/>
    </style:style>
    <style:style style:name="T199" style:parent-style-name="Fuentedepárrafopredeter." style:family="text">
      <style:text-properties fo:color="#000000" fo:language="en" fo:country="GB"/>
    </style:style>
    <style:style style:name="T200" style:parent-style-name="Fuentedepárrafopredeter." style:family="text">
      <style:text-properties fo:color="#000000" fo:language="en" fo:country="GB"/>
    </style:style>
  </office:automatic-styles>
  <office:body>
    <office:text text:use-soft-page-breaks="true">
      <text:p text:style-name="P1">Resuelve las siguientes preguntas acerca del direccionamiento IP:</text:p>
      <text:p text:style-name="P5">1. Su red utiliza la dirección IP 172.30.0.0/16. Inicialmente se quiere tener 25 subredes con un mínimo de 1000 hosts por subred. Además, se proyecta un<text:s/>crecimiento en los próximos años de un total de 55 subredes. ¿Qué máscara de subred se deberá utilizar?<text:line-break/>A. 255.255.240.0<text:line-break/>B. 255.255.248.0<text:line-break/>C. 255.255.252.0<text:line-break/>D. 255.255.254.0<text:line-break/>E. 255.255.255.0</text:p>
      <text:p text:style-name="P6">2^n&gt;=55; n=6; Máscara: 255.255.252.0; Comprobamos que esta máscara<text:s/>pueda dar +1000 hosts</text:p>
      <text:p text:style-name="P7">2^10 – 2= 1024-2= 1022&gt;1000.</text:p>
      <text:p text:style-name="P8">Opción correcta: C</text:p>
      <text:p text:style-name="P9"><text:line-break/>2. Usted planea la migración de 100 ordenadores de IPX/SPX a TCP/IP y que puedan establecer conectividad con Internet. Su ISP le ha asignado la dirección IP 192.168.16.0/24. Se requieren 10 Subredes con 10 hosts cada una. ¿Qué mascara de subred debe utilizarse?</text:p>
      <text:p text:style-name="P10">a. 255.255.255.224<text:line-break/>b. 255.255.255.192<text:line-break/>c. 255.255.255.240<text:line-break/>d. 255.255.255.248<text:line-break/>2^n= 10; n=4; 2^4= 16 subredes&gt;10; Comprobamos que puedan usarse 10 hosts para cada red</text:p>
      <text:p text:style-name="P11">2^n -2 &gt;=10; n=4 (número de 0); 2^4 -2= 14&gt;10.</text:p>
      <text:p text:style-name="P12">11111111.11111111.11111111.11110000 = 255.255.255.240</text:p>
      <text:p text:style-name="P13">Opción correcta: C</text:p>
      <text:p text:style-name="P14">3. Si queremos dividir una red en 8 subredes de una clase B. ¿Qué máscara de subred se deberá utilizar si se pretende tener 2500 host por subred? Ajústalo la máscara al número de host por subred.</text:p>
      <text:p text:style-name="P15"><text:span text:style-name="T16">a.255.248.0.0</text:span><text:span text:style-name="T17"><text:line-break/></text:span><text:span text:style-name="T18">b.255.255.240.0</text:span><text:span text:style-name="T19"><text:line-break/></text:span><text:span text:style-name="T20">c.255.255.248.0</text:span><text:span text:style-name="T21"><text:line-break/></text:span><text:span text:style-name="T22">d.255.255.255.255</text:span><text:span text:style-name="T23"><text:line-break/></text:span><text:span text:style-name="T24">e.255.255.224.0</text:span><text:span text:style-name="T25"><text:line-break/></text:span><text:span text:style-name="T26">f.255.255.252.0</text:span><text:span text:style-name="T27"><text:line-break/></text:span><text:span text:style-name="T28">g.172.16.252.0</text:span><text:span text:style-name="T29"><text:line-break/></text:span><text:span text:style-name="T30">Nos dicen que lo ajustemos al número de hosts<text:s/></text:span><text:span text:style-name="T31"></text:span><text:span text:style-name="T32"><text:s/>2^n -2 &gt;=2500; n=12 (número de 0); 2^12 -2 = 4094&gt;25</text:span><text:span text:style-name="T33">00</text:span></text:p>
      <text:p text:style-name="P34"><text:span text:style-name="T35">11111111.11111111.11110000.00000000<text:s/></text:span><text:span text:style-name="T36"></text:span><text:span text:style-name="T37"><text:s/>255.255.240.0<text:s/></text:span><text:span text:style-name="T38"></text:span><text:span text:style-name="T39"><text:s/>Opción correcta: B</text:span></text:p>
      <text:p text:style-name="P40"/>
      <text:p text:style-name="P41">5. ¿cuáles de las siguientes direcciones no pertenecen a la misma red si se ha utilizado la máscara de subred 255.255.224.0?</text:p>
      <text:p text:style-name="P42">a.172.16.66.24<text:line-break/>b.172.16.65.33<text:line-break/>c.172.16.64.42<text:line-break/>d.172.16.63.51<text:line-break/>Máscara: 11111111.11111111.11110000.00000000</text:p>
      <text:p text:style-name="P43">A) 10101100.00010000.010 (el resto nos da igual ya que el resto son 0)</text:p>
      <text:p text:style-name="P44">172.16.64.0</text:p>
      <text:p text:style-name="P45">B) 10101100.00010000.010 (el resto nos da igual ya que el resto son 0)</text:p>
      <text:p text:style-name="P46">172.16.64.0</text:p>
      <text:p text:style-name="P47">C) 10101100.00010000.010 (el resto nos da igual ya que el resto son 0)</text:p>
      <text:p text:style-name="P48">172.16.64.0</text:p>
      <text:p text:style-name="P49">D) 10101100.00010000.001 (el resto nos da igual ya que el resto son 0)</text:p>
      <text:p text:style-name="P50">172.16.32.0</text:p>
      <text:p text:style-name="P51">Opción correcta: D</text:p>
      <text:p text:style-name="P52"/>
      <text:p text:style-name="P53">6. ¿Cuáles de los siguientes son direccionamientos validos clase B?</text:p>
      <text:p text:style-name="P54">a. 10011001.01111000.01101101.11111000<text:line-break/>b. 01011001.11001010.11100001.01100111<text:line-break/>c. 10111001.11001000.00110111.01001100<text:line-break/>d. 11011001.01001010.01101001.00110011<text:line-break/>e. 10011111.01001011.00111111.00101011</text:p>
      <text:p text:style-name="P55">Según la tabla de clases:</text:p>
      <text:p text:style-name="P56">Clase A: 0xxxxxxx</text:p>
      <text:p text:style-name="P57">Clase B: 10xxxxxx</text:p>
      <text:p text:style-name="P58">Clase C:<text:s/>110xxxxx</text:p>
      <text:p text:style-name="P59">Clase D: 1110xxxx</text:p>
      <text:p text:style-name="P60">Clase E: 1111xxxx</text:p>
      <text:p text:style-name="P61">Opción correcta: A, C y E</text:p>
      <text:p text:style-name="P62"/>
      <text:soft-page-break/>
      <text:p text:style-name="P63">7. Convierta 191.168.10.11 a binario</text:p>
      <text:p text:style-name="P64">a.10111001.10101000.00001010.00001011<text:line-break/>b.11000001.10101100.00001110.00001011<text:line-break/>c.10111111.10101000.00001010.00001011<text:line-break/>d.10111111.10101001.00001010.00001011<text:line-break/>e.01111111.10101000.00001011.00001011<text:line-break/>f.10111111.10101001.00001010.00001011<text:line-break/>Opción correcta: C</text:p>
      <text:p text:style-name="P65"/>
      <text:p text:style-name="P66">8. Se tiene una dirección IP 172.17.111.0 con máscara 255.255.254.0, ¿cuántas subredes y cuantos host validos habrá por subred?</text:p>
      <text:p text:style-name="P67">a. 126 subredes con 512<text:s/>hosts cada una<text:line-break/>b. 128 subredes con 510 hosts cada una<text:line-break/>c. 126 subredes con 510 hosts cada una<text:line-break/>d. 126 subredes con 1022 hosts cada una</text:p>
      <text:p text:style-name="P68">Tenemos 7 bits en el 3ºer octeto, por tanto: 2^7= 128 subredes; Tenemos 9 ceros, por tanto:<text:s/></text:p>
      <text:p text:style-name="P69">2^9 -2=510 hosts</text:p>
      <text:p text:style-name="P70">Opción correcta: B<text:line-break/></text:p>
      <text:p text:style-name="P71">9. Convierta 00001010.10101001.00001011.10001011 a decimal?<text:line-break/>a. 192.169.13.159<text:line-break/>b. 10.169.11.139<text:line-break/>c. 10.169.11.141<text:line-break/>d. 192.137.9.149</text:p>
      <text:p text:style-name="P72">10.169.11.139</text:p>
      <text:p text:style-name="P73">Opción correcto: B<text:line-break/></text:p>
      <text:p text:style-name="P74">10. Usted esta designando un direccionamiento IP para cuatro subredes con la red 10.0.0.0, se prevé un crecimiento de una red por año en los próximos cuatro años. ¿Cuál será la mascara que permita la mayor cantidad de host?</text:p>
      <text:p text:style-name="P75">a. 255.0.0.0<text:line-break/>b. 255.224.0.0<text:line-break/>c. 255.240.0.0<text:line-break/>d. 255.255.255.0<text:line-break/>Nº de subredes: 8; 2^n&gt;=8; n=3; 2^3=8; 11100000 = 240;<text:s/></text:p>
      <text:p text:style-name="P76">Opción correcta: B</text:p>
      <text:p text:style-name="P77"/>
      <text:soft-page-break/>
      <text:p text:style-name="P78"><text:span text:style-name="T79">11.<text:s/></text:span><text:span text:style-name="T80">¿Cuáles de los siguientes son direcciones clase A privada?</text:span><text:span text:style-name="T81"><text:line-break/></text:span><text:span text:style-name="T82">a. 00001010.01111000.01101101.11111000</text:span><text:span text:style-name="T83"><text:line-break/></text:span><text:span text:style-name="T84">b. 00001011.11111010.11100001.01100111</text:span><text:span text:style-name="T85"><text:line-break/></text:span><text:span text:style-name="T86">c. 00101010.11001000.11110111.01001100</text:span><text:span text:style-name="T87"><text:line-break/></text:span><text:span text:style-name="T88">d. 00000010.01001010.01101001.11110011</text:span><text:span text:style-name="T89"><text:line-break/></text:span><text:span text:style-name="T90">Según la tabla de d</text:span><text:span text:style-name="T91">irecciones privadas:</text:span></text:p>
      <text:p text:style-name="P92">Clase A: 10.x.x.x</text:p>
      <text:p text:style-name="P93">Clase B: 172.16.0.0 – 172.31.0.0<text:s/></text:p>
      <text:p text:style-name="P94">Clase C: 192.168.0.0 - 192.168.255.0</text:p>
      <text:p text:style-name="P95">Opción correcta: A</text:p>
      <text:p text:style-name="P96"/>
      <text:p text:style-name="P97">12. A partir de la dirección IP 172.18.71.2 / 255.255.248.0, ¿cuál es la dirección de subred y de broadcast a la que pertenece<text:s/>el host?</text:p>
      <text:p text:style-name="P98">a. Dirección subred = 172.18.64.0, dirección broadcast es 172.18.80.255<text:line-break/>b. Dirección subred = 172.18.32.0, dirección broadcast es 172.18.71.255<text:line-break/>c. Dirección subred = 172.18.32.0, dirección broadcast es 172.18.80.255<text:line-break/>d. Dirección subred = 172.18.64.0, dirección broadcast es 172.18.71.255</text:p>
      <text:p text:style-name="P99">10101100.00010010.01000111.00000010</text:p>
      <text:p text:style-name="P100">11111111.11111111.11111000.00000000</text:p>
      <text:p text:style-name="P101">Dirección de subred: 10101100.00010010.01000000.00000000 = 172.18.64.0<text:line-break/>Dirección de difusión: 10101100.00010010.01000111.11111111 = 172.18.71.255</text:p>
      <text:p text:style-name="P102">Opción correcta: D</text:p>
      <text:p text:style-name="P103">13. Una red clase B será dividida en 20 subredes a las que se sumaran 30 más en los próximos años ¿qué mascara se deberá utilizar para obtener un total de 800 host por subred?<text:line-break/>a. 255.248.0.0<text:line-break/>b. 255.255.252.0<text:line-break/>c.<text:s/>255.255.224.0<text:line-break/>d. 255.255.248.0</text:p>
      <text:p text:style-name="P104"><text:span text:style-name="T105">2^n -2&gt;=800; n=10; 1022&gt;800; 11111111.11111111.11111100.00000000<text:s/></text:span><text:span text:style-name="T106"></text:span><text:span text:style-name="T107"><text:s/>2^6 = 64 subredes&gt;50</text:span></text:p>
      <text:p text:style-name="P108">11111111.11111111.11111100.00000000 = 255.255.252.0</text:p>
      <text:p text:style-name="P109">Opción correcta: B<text:line-break/></text:p>
      <text:p text:style-name="P110"/>
      <text:p text:style-name="P111"/>
      <text:p text:style-name="P112"/>
      <text:soft-page-break/>
      <text:p text:style-name="P113">14. Una red clase B será dividida en 20 subredes a las que se<text:s/>sumaran 4 más en los próximos años ¿que mascara se deberá utilizar para obtener un total de 2000 host por subred?</text:p>
      <text:p text:style-name="P114">a. /19<text:line-break/>b. /21<text:line-break/>c. /22<text:line-break/>d. /24<text:line-break/>2^n-2 &gt;= 2000; n=11; 2^11 -2 = 2046&gt;2000; 11111111.11111111.11111000.00000000; 2^5= 32&gt;24</text:p>
      <text:p text:style-name="P115"><text:span text:style-name="T116">11111111.11111111.111110</text:span><text:span text:style-name="T117">00.00000000 = 21 unos consecutivos<text:s/></text:span><text:span text:style-name="T118"></text:span><text:span text:style-name="T119"><text:s/>/21</text:span></text:p>
      <text:p text:style-name="P120">Opción correcta: B</text:p>
      <text:p text:style-name="P121"/>
      <text:p text:style-name="P122">15. Cuáles de las siguientes máscaras de red equivale a: /24<text:line-break/>a. 255.0.0.0<text:line-break/>b. 224.0.0.0<text:line-break/>c. 255.255.0.0<text:line-break/>d. 255.255.255.0<text:line-break/>La máscara /24 indica que tiene 24 unos consecutivos:<text:s/></text:p>
      <text:p text:style-name="P123"><text:span text:style-name="T124">11111111.11111111.11111111.00000000<text:s/></text:span><text:span text:style-name="T125"></text:span><text:span text:style-name="T126"><text:s/>255.255.255.0<text:s/></text:span></text:p>
      <text:p text:style-name="P127">Opción correcta: D</text:p>
      <text:p text:style-name="P128"/>
      <text:p text:style-name="P129">16. A partir de la dirección IP 192.168.85.129 / 255.255.255.192, ¿cuál es la dirección de subred y de broadcast a la que pertenece el host?</text:p>
      <text:p text:style-name="P130">a. Dirección subred = 192.168.85.128, dirección broadcast es 192.168.85.255<text:line-break/>b. Dirección subred = 192.168.84.0, dirección broadcast es 192.168.92.255<text:line-break/>c. Dirección subred = 192.168.85.129, dirección broadcast es 192.168.85.224<text:line-break/>d. Dirección subred = 192.168.85.128, dirección broadcast es 192.168.85.191</text:p>
      <text:p text:style-name="P131">11000000.10101000.01010101.10000001</text:p>
      <text:p text:style-name="P132">11111111.11111111.11111111.11000000</text:p>
      <text:p text:style-name="P133">Dirección de subred: 11000000.10101000.01010101.10000000 = 192.168.85.128</text:p>
      <text:p text:style-name="P134">Dirección de difusión: 11000000.10101000.01010101.10111111 = 192.168.85.191</text:p>
      <text:p text:style-name="P135">Opción correcta: D<text:line-break/></text:p>
      <text:p text:style-name="P136"/>
      <text:p text:style-name="P137"/>
      <text:soft-page-break/>
      <text:p text:style-name="P138">17.<text:s/>Una red clase C 192.168.1.0 / 255.255.255.252, está dividida en subredes ¿cuántas subredes y cuantos hosts por subred tendrá cada una?</text:p>
      <text:p text:style-name="P139">a. 64 subredes con 2 hosts cada una<text:line-break/>b. 128 subredes con 4 hosts cada una<text:line-break/>c. 126 subredes con 4 hosts cada una<text:line-break/>d. 30 subredes con 6 hosts cada una<text:line-break/>e. 2 subredes con 62 hosts cada una<text:line-break/>Máscara: 11111111.11111111.11111111.11111100</text:p>
      <text:p text:style-name="P140">Nº subredes: 2^6= 64 subredes; Nº Hosts: 2^2-2 = 2 hosts por subred</text:p>
      <text:p text:style-name="P141">Opción correcta: A</text:p>
      <text:p text:style-name="P142"/>
      <text:p text:style-name="P143"><text:span text:style-name="T144">18. Usted tiene una IP 156.233.42.56 con una máscara de subred</text:span><text:span text:style-name="T145"><text:s/>de 7 bits.<text:s/></text:span><text:span text:style-name="T146">¿Cuántos host y cuantas subredes son posibles?</text:span></text:p>
      <text:p text:style-name="P147">a.128 subredes y 510 hosts<text:line-break/>b. 128 subredes y 512 hosts<text:line-break/>c. 510 hosts y 126 subredes<text:line-break/>d. 512 hosts y 128 subredes</text:p>
      <text:p text:style-name="P148">2^7 = 128 subredes; 2^9 -2 = 512-2= 510</text:p>
      <text:p text:style-name="P149">Opción correcta: A<text:line-break/></text:p>
      <text:p text:style-name="P150">20. Una red clase B será dividida en subredes. ¿Qué máscara se deberá utilizar para obtener un total de 500 host por subred?</text:p>
      <text:p text:style-name="P151">a. 255.255.224.0<text:line-break/>b. 255.255.248.0<text:line-break/>c. 255.255.128.0<text:line-break/>d. 255.255.254.0</text:p>
      <text:p text:style-name="P152">2^n -2 &gt;=500; Cogemos la n inmediatamente mayor para que resulte &gt;=500; n=9; 2^9 -2= 510</text:p>
      <text:p text:style-name="P153">11111111.11111111.11111110.00000000 = 255.255.254.0</text:p>
      <text:p text:style-name="P154">Opción correcta: D</text:p>
      <text:p text:style-name="P155"/>
      <text:p text:style-name="P156"/>
      <text:p text:style-name="P157"/>
      <text:p text:style-name="P158"/>
      <text:p text:style-name="P159"/>
      <text:soft-page-break/>
      <text:p text:style-name="Standard">Ejercicio 1:</text:p>
      <text:p text:style-name="Standard"/>
      <text:p text:style-name="Standard">Tenemos 2 PCs con las siguientes IPs:</text:p>
      <text:p text:style-name="Standard">PC1: 192.168.4.172 /26</text:p>
      <text:p text:style-name="Standard">PC2: 192.168.4.220 /26</text:p>
      <text:p text:style-name="Standard"/>
      <text:p text:style-name="Standard">¿cuál es su máscara de red?</text:p>
      <text:p text:style-name="Standard">255.255.255.192</text:p>
      <text:p text:style-name="Standard"/>
      <text:p text:style-name="Standard">¿Están en la misma red?</text:p>
      <text:p text:style-name="Standard">PC1</text:p>
      <text:p text:style-name="Standard">11000000.10101000.00000100.10101100</text:p>
      <text:p text:style-name="Standard">11111111.11111111.11111111.11000000</text:p>
      <text:p text:style-name="Standard">Dirección de subred: 11000000.10101000.00000100.10000000 = 192.168.4.128</text:p>
      <text:p text:style-name="Standard"/>
      <text:p text:style-name="Standard">PC2</text:p>
      <text:p text:style-name="Standard">11000000.10101000.00000100.11011100</text:p>
      <text:p text:style-name="Standard">11111111.11111111.11111111.11000000</text:p>
      <text:p text:style-name="Standard">Dirección de subred:<text:s/>11000000.10101000.00000100.11000000 = 192.168.4.192</text:p>
      <text:p text:style-name="Standard">No se encuentran en la misma red</text:p>
      <text:p text:style-name="Standard"/>
      <text:p text:style-name="Standard">¿a qué red pertenecen?</text:p>
      <text:p text:style-name="Standard">El PC1 está en la red 192.168.4.128</text:p>
      <text:p text:style-name="Standard">El PC2 está en la red 192.168.4.192</text:p>
      <text:p text:style-name="Standard"/>
      <text:p text:style-name="Standard">¿cuál es su dirección de broadcast?</text:p>
      <text:p text:style-name="Standard">PC1:<text:s/></text:p>
      <text:p text:style-name="Standard">Dirección de broadcast: 11000000.10101000.00000100.10111111 = 192.168.4.191</text:p>
      <text:p text:style-name="Standard">PC2:</text:p>
      <text:p text:style-name="Standard">Dirección de broadcast: 11000000.10101000.00000100.11111111 = 192.168.4.255</text:p>
      <text:p text:style-name="Standard"/>
      <text:p text:style-name="Standard"/>
      <text:p text:style-name="Standard">Ejercicio 2: Se tiene una dirección IP 172.17.111.0 con mascara 255.255.254.0</text:p>
      <text:p text:style-name="Standard">¿A qué red pertenece?</text:p>
      <text:p text:style-name="Standard">10101100.00010001.01101111.00000000</text:p>
      <text:p text:style-name="Standard">11111111.11111111.11111110.00000000</text:p>
      <text:p text:style-name="Standard">Dirección de subred: 10101100.00010001.01101110.00000000= 172.17.110.0</text:p>
      <text:p text:style-name="Standard"/>
      <text:p text:style-name="Standard">¿Cuál es su dirección de broadcast?</text:p>
      <text:p text:style-name="Standard">Dirección de broadcast: 10101100.00010001.01101110.00000000= 172.17.111.255</text:p>
      <text:p text:style-name="Standard"/>
      <text:p text:style-name="Standard"><text:span text:style-name="T160">¿Cuantos host validos habrá por<text:s/></text:span>subred?</text:p>
      <text:p text:style-name="Standard">2^n - 2; n es el número de 0 de la subred; 2^9 - 2= 510 hosts</text:p>
      <text:p text:style-name="P161"/>
      <text:p text:style-name="P162"/>
      <text:p text:style-name="P163"/>
      <text:p text:style-name="P164"/>
      <text:p text:style-name="P165"/>
      <text:p text:style-name="P166"/>
      <text:p text:style-name="P167">Ejercicio 3:</text:p>
      <text:p text:style-name="P168">En una instalación encontramos una serie de equipos con la misma máscara de subred (255.255.255.224) y cuyas direcciones IP son las que se exponen a continuación. Indicar cuántas redes existen y cuántas subredes y equipos existen y cuántas son posibles.</text:p>
      <text:p text:style-name="P169">192.168.1.1; 192.168.1.34; 192.168.1.67; 192.168.1.100</text:p>
      <text:p text:style-name="P170">192.168.1.2; 192.168.1.36; 192.168.1.70; 192.168.1.104</text:p>
      <text:p text:style-name="P171">192.168.1.3; 192.168.1.37;<text:s/>192.168.1.69; 192.168.1.103</text:p>
      <text:p text:style-name="P172"><text:span text:style-name="T173">192.168.1.4; 192.168.1.40;<text:s/></text:span><text:span text:style-name="T174">192.168.2.71; 192.168.2.111</text:span></text:p>
      <text:p text:style-name="P175"><text:span text:style-name="T176">192.168.2.5; 192.168.2.44</text:span></text:p>
      <text:p text:style-name="P177">DUDA<text:s/>RESUELTA</text:p>
      <text:p text:style-name="P178">Ejercicio 4:</text:p>
      <text:p text:style-name="P179">En una instalación encontramos una serie de equipos con la misma máscara de subred (255.255.255.224) y cuyas direcciones IP son<text:s/>las que se exponen a continuación. Indicar cuántas redes existen y cuántas subredes y equipos existen y cuántas son posibles.</text:p>
      <text:p text:style-name="P180">10.0.1.129 ; 10.0.1.162 ; 10.1.1.195 ; 10.1.1.228</text:p>
      <text:p text:style-name="P181">10.0.1.130 ; 10.0.1.164 ; 10.1.1.198 ; 10.1.1.232</text:p>
      <text:p text:style-name="P182">10.0.1.131 ;<text:s/>10.0.1.165 ; 10.1.1.197 ; 10.1.1.233</text:p>
      <text:p text:style-name="P183">10.0.1.132 ; 10.0.1.168 ; 10.1.2.199 ; 10.1.2.239</text:p>
      <text:p text:style-name="P184">10.0.2.133 ; 10.0.2.172</text:p>
      <text:p text:style-name="P185">RED A: 10.0.1.x</text:p>
      <text:p text:style-name="P186"/>
      <text:p text:style-name="P187">RED B: 10.</text:p>
      <text:p text:style-name="P188"/>
      <text:p text:style-name="P189">Ejercicio 5:</text:p>
      <text:p text:style-name="P190">En una instalación encontramos una serie de equipos con la misma máscara de subred (255.255.255.224) y cuyas direcciones IP son las<text:s/>que se exponen a continuación. Indicar cuántas redes existen y cuántas subredes y equipos existen y cuántas son posibles.</text:p>
      <text:p text:style-name="P191">172.26.1.129 ; 172.26.1.162 ; 172.27.1.195 ; 172.27.1.228</text:p>
      <text:p text:style-name="P192">172.26.1.130 ; 172.26.1.164 ; 172.27.1.198 ; 172.27.1.232</text:p>
      <text:p text:style-name="P193">172.26.1.131 ;<text:s/>172.26.1.165 ; 172.27.1.197 ; 172.27.1.233</text:p>
      <text:soft-page-break/>
      <text:p text:style-name="P194">172.26.1.132 ; 172.26.1.168 ; 172.27.2.199 ; 172.27.2.239</text:p>
      <text:p text:style-name="P195">172.26.2.133 ; 172.26.2.172</text:p>
      <text:p text:style-name="P196"/>
      <text:p text:style-name="P197">Ejercicio 6:</text:p>
      <text:p text:style-name="P198"><text:span text:style-name="T199">Sea la red de dirección 190.56.64.0/18 , Segmentar la red en 6 subredes e identifica las direcciones IP de cada s</text:span><text:span text:style-name="T200">ubred, identificar las direcciones de red y de difusión para cada una de las subredes, así como la máscara de Red y el número de ordenadores que admite cada un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asian="Times New Roman" style:font-name-complex="Times New Roman" style:language-complex="ar" style:country-complex="SA" fo:hyphenate="false"/>
    </style:style>
    <style:style style:name="Encabezado" style:display-name="Encabezado" style:family="paragraph" style:parent-style-name="Standard" style:next-style-name="Textbody">
      <style:paragraph-properties fo:keep-with-next="always" fo:margin-top="0.1666in" fo:margin-bottom="0.0833in"/>
      <style:text-properties style:font-name="Arial" style:font-name-asian="Droid Sans Fallback"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Lohit Hindi" fo:hyphenate="false"/>
    </style:style>
    <style:style style:name="Descripción" style:display-name="Descripción" style:family="paragraph" style:parent-style-name="Standard">
      <style:paragraph-properties text:number-lines="false" fo:margin-top="0.0833in" fo:margin-bottom="0.0833in"/>
      <style:text-properties style:font-name-complex="Lohit Hind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Hindi"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úmerodepágina" style:display-name="Número de página"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0902in"/>
      </style:header-style>
      <style:footer-style>
        <style:header-footer-properties style:dynamic-spacing="true" fo:min-height="0.0902in"/>
      </style:footer-style>
    </style:page-layout>
    <style:style style:name="P2" style:parent-style-name="Encabezado" style:family="paragraph">
      <style:paragraph-properties fo:border-top="none" fo:border-left="none" fo:border-bottom="0.0069in solid #000000" fo:border-right="none" fo:padding-top="0in" fo:padding-left="0in" fo:padding-bottom="0.0138in" fo:padding-right="0in" style:shadow="none" fo:margin-top="0in" fo:margin-bottom="0in"/>
      <style:text-properties style:font-name-complex="Arial" fo:font-size="9pt" style:font-size-asian="9pt" style:font-size-complex="9pt"/>
    </style:style>
    <style:style style:name="P3" style:parent-style-name="Piedepágina" style:family="paragraph">
      <style:paragraph-properties fo:text-align="center"/>
    </style:style>
    <style:style style:name="T4" style:parent-style-name="Fuentedepárrafopredeter." style:family="text">
      <style:text-properties style:font-name="Arial" style:font-name-complex="Arial" fo:font-size="9pt" style:font-size-asian="9pt" style:font-size-complex="9pt"/>
    </style:style>
  </office:automatic-styles>
  <office:master-styles>
    <style:master-page style:name="MP0" style:page-layout-name="PL0">
      <style:header>
        <text:p text:style-name="P2">Unidad 09 – Ejercicios direccionamiento IP</text:p>
      </style:header>
      <style:footer>
        <text:p text:style-name="P3"><text:span text:style-name="T4">-<text:s/></text:span><text:span text:style-name="Númerodepágina"><text:page-number text:fixed="false">5</text:page-number></text:span><text:span text:style-name="Númerodepágina"><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quin</meta:initial-creator>
    <dc:creator>David</dc:creator>
    <meta:creation-date>2021-06-05T09:39:00Z</meta:creation-date>
    <dc:date>2021-06-07T12:35:00Z</dc:date>
    <meta:template xlink:href="Normal.dotm" xlink:type="simple"/>
    <meta:editing-cycles>3</meta:editing-cycles>
    <meta:editing-duration>PT3900S</meta:editing-duration>
    <meta:user-defined meta:name="Información 1"/>
    <meta:user-defined meta:name="Información 2"/>
    <meta:user-defined meta:name="Información 3"/>
    <meta:user-defined meta:name="Información 4"/>
    <meta:document-statistic meta:page-count="9" meta:paragraph-count="21" meta:word-count="1655" meta:character-count="10742" meta:row-count="75" meta:non-whitespace-character-count="9108"/>
  </office:meta>
</office:document-meta>
</file>